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ext-properties style:text-underline-style="solid" style:text-underline-type="single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36"/>
    <style:style style:name="ce6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12.1972916666667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915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3" table:default-cell-style-name="ce3"/>
        <table:table-column table:style-name="co5" table:default-cell-style-name="ce3"/>
        <table:table-column table:style-name="co3" table:default-cell-style-name="ce4"/>
        <table:table-column table:style-name="co6" table:default-cell-style-name="ce3"/>
        <table:table-column table:style-name="co3" table:number-columns-repeated="16376" table:default-cell-style-name="ce1"/>
        <table:table-row table:style-name="ro1">
          <table:table-cell office:value-type="string" table:style-name="ce3">
            <text:p>Level 1</text:p>
          </table:table-cell>
          <table:table-cell office:value-type="string" table:style-name="ce3">
            <text:p>Level 2</text:p>
          </table:table-cell>
          <table:table-cell office:value-type="string" table:style-name="ce2">
            <text:p>Level 3</text:p>
          </table:table-cell>
          <table:table-cell table:style-name="ce5"/>
          <table:table-cell office:value-type="string" table:style-name="ce3">
            <text:p>weight</text:p>
          </table:table-cell>
          <table:table-cell office:value-type="string" table:style-name="ce3">
            <text:p>color</text:p>
          </table:table-cell>
          <table:table-cell table:style-name="ce4"/>
          <table:table-cell office:value-type="string" table:style-name="ce3">
            <text:p>valores defaul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DOLFO</text:p>
          </table:table-cell>
          <table:table-cell office:value-type="string" table:style-name="ce3">
            <text:p>ALIENACAO DE BENS</text:p>
          </table:table-cell>
          <table:table-cell office:value-type="string" table:style-name="ce1">
            <text:p>R$ 21.475.238,77</text:p>
          </table:table-cell>
          <table:table-cell office:value-type="float" office:value="2147523877" table:style-name="ce3">
            <text:p>2147523877</text:p>
          </table:table-cell>
          <table:table-cell office:value-type="float" office:value="100" table:formula="of:=([.D2]/[.$D$2])*100" table:style-name="ce4">
            <text:p>100.00</text:p>
          </table:table-cell>
          <table:table-cell office:value-type="string" table:style-name="ce3">
            <text:p>hsl(100, 80%, 60%)</text:p>
          </table:table-cell>
          <table:table-cell table:style-name="ce4"/>
          <table:table-cell office:value-type="string" table:style-name="ce6">
            <text:p>10676504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TRANSFERÊNCIAS CORRENTES</text:p>
          </table:table-cell>
          <table:table-cell office:value-type="string" table:style-name="ce1">
            <text:p>R$ 20.457.876.26</text:p>
          </table:table-cell>
          <table:table-cell office:value-type="float" office:value="2022222222" table:style-name="ce3">
            <text:p>2022222222</text:p>
          </table:table-cell>
          <table:table-cell office:value-type="float" office:value="94.165296305108328" table:formula="of:=([.D3]/[.$D$2])*100" table:style-name="ce4">
            <text:p>94.17</text:p>
          </table:table-cell>
          <table:table-cell office:value-type="string" table:style-name="ce3">
            <text:p>hsl(94, 80%, 60%)</text:p>
          </table:table-cell>
          <table:table-cell table:style-name="ce4"/>
          <table:table-cell office:value-type="string" table:style-name="ce3">
            <text:p>10676504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DE SERVICOS</text:p>
          </table:table-cell>
          <table:table-cell office:value-type="string" table:style-name="ce1">
            <text:p>R$ 18.347.333.33</text:p>
          </table:table-cell>
          <table:table-cell office:value-type="float" office:value="1834733333" table:style-name="ce3">
            <text:p>1834733333</text:p>
          </table:table-cell>
          <table:table-cell office:value-type="float" office:value="85.434828112972824" table:formula="of:=([.D4]/[.$D$2])*100" table:style-name="ce4">
            <text:p>85.43</text:p>
          </table:table-cell>
          <table:table-cell office:value-type="string" table:style-name="ce3">
            <text:p>hsl(85, 80%, 60%)</text:p>
          </table:table-cell>
          <table:table-cell table:style-name="ce4"/>
          <table:table-cell office:value-type="string" table:style-name="ce3">
            <text:p>92174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S INTRA.ORCAMENTARIAS C/REC.DE SERVIC</text:p>
          </table:table-cell>
          <table:table-cell office:value-type="string" table:style-name="ce1">
            <text:p>R$ 18.112.444.34</text:p>
          </table:table-cell>
          <table:table-cell office:value-type="float" office:value="1811244434" table:style-name="ce3">
            <text:p>1811244434</text:p>
          </table:table-cell>
          <table:table-cell office:value-type="float" office:value="84.341061508020658" table:formula="of:=([.D5]/[.$D$2])*100" table:style-name="ce4">
            <text:p>84.34</text:p>
          </table:table-cell>
          <table:table-cell office:value-type="string" table:style-name="ce3">
            <text:p>hsl(84, 80%, 60%)</text:p>
          </table:table-cell>
          <table:table-cell table:style-name="ce4"/>
          <table:table-cell office:value-type="string" table:style-name="ce3">
            <text:p>92174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OPERAÇÕES DE CREDITO</text:p>
          </table:table-cell>
          <table:table-cell office:value-type="string" table:style-name="ce1">
            <text:p>R$ 17.275.666.67</text:p>
          </table:table-cell>
          <table:table-cell office:value-type="float" office:value="1727566667" table:style-name="ce3">
            <text:p>1727566667</text:p>
          </table:table-cell>
          <table:table-cell office:value-type="float" office:value="80.444584831035144" table:formula="of:=([.D6]/[.$D$2])*100" table:style-name="ce4">
            <text:p>80.44</text:p>
          </table:table-cell>
          <table:table-cell office:value-type="string" table:style-name="ce3">
            <text:p>hsl(80, 80%, 60%)</text:p>
          </table:table-cell>
          <table:table-cell table:style-name="ce4"/>
          <table:table-cell office:value-type="string" table:style-name="ce3">
            <text:p>85954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PATRIMONIAL</text:p>
          </table:table-cell>
          <table:table-cell office:value-type="string" table:style-name="ce1">
            <text:p>R$ 16.976.111.22</text:p>
          </table:table-cell>
          <table:table-cell office:value-type="float" office:value="1697611122" table:style-name="ce3">
            <text:p>1697611122</text:p>
          </table:table-cell>
          <table:table-cell office:value-type="float" office:value="79.04969719691735" table:formula="of:=([.D7]/[.$D$2])*100" table:style-name="ce4">
            <text:p>79.05</text:p>
          </table:table-cell>
          <table:table-cell office:value-type="string" table:style-name="ce3">
            <text:p>hsl(79, 80%, 60%)</text:p>
          </table:table-cell>
          <table:table-cell table:style-name="ce4"/>
          <table:table-cell office:value-type="string" table:style-name="ce3">
            <text:p>58046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TRIBUTÁRIA</text:p>
          </table:table-cell>
          <table:table-cell office:value-type="string" table:style-name="ce1">
            <text:p>R$ 14.345.490.09</text:p>
          </table:table-cell>
          <table:table-cell office:value-type="float" office:value="1434549009" table:style-name="ce3">
            <text:p>1434549009</text:p>
          </table:table-cell>
          <table:table-cell office:value-type="float" office:value="66.800142450756098" table:formula="of:=([.D8]/[.$D$2])*100" table:style-name="ce4">
            <text:p>66.80</text:p>
          </table:table-cell>
          <table:table-cell office:value-type="string" table:style-name="ce3">
            <text:p>hsl(66, 80%, 60%)</text:p>
          </table:table-cell>
          <table:table-cell table:style-name="ce4"/>
          <table:table-cell office:value-type="string" table:style-name="ce3">
            <text:p>47853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ALIENAÇÃO DE BENS</text:p>
          </table:table-cell>
          <table:table-cell office:value-type="string" table:style-name="ce1">
            <text:p>R$ 11.222.666.21</text:p>
          </table:table-cell>
          <table:table-cell office:value-type="float" office:value="1122266621" table:style-name="ce3">
            <text:p>1122266621</text:p>
          </table:table-cell>
          <table:table-cell office:value-type="float" office:value="52.258632978170141" table:formula="of:=([.D9]/[.$D$2])*100" table:style-name="ce4">
            <text:p>52.26</text:p>
          </table:table-cell>
          <table:table-cell office:value-type="string" table:style-name="ce3">
            <text:p>hsl(52, 80%, 60%)</text:p>
          </table:table-cell>
          <table:table-cell table:style-name="ce4"/>
          <table:table-cell office:value-type="string" table:style-name="ce3">
            <text:p>212753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S DE CONTRIBUICOES</text:p>
          </table:table-cell>
          <table:table-cell office:value-type="string" table:style-name="ce1">
            <text:p>R$ 11.908.211.22</text:p>
          </table:table-cell>
          <table:table-cell office:value-type="float" office:value="1190821122" table:style-name="ce3">
            <text:p>1190821122</text:p>
          </table:table-cell>
          <table:table-cell office:value-type="float" office:value="55.450890895961855" table:formula="of:=([.D10]/[.$D$2])*100" table:style-name="ce4">
            <text:p>55.45</text:p>
          </table:table-cell>
          <table:table-cell office:value-type="string" table:style-name="ce3">
            <text:p>hsl(55, 80%, 60%)</text:p>
          </table:table-cell>
          <table:table-cell table:style-name="ce4"/>
          <table:table-cell office:value-type="string" table:style-name="ce3">
            <text:p>212753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OUTRAS RECEITAS DE CAPITAL</text:p>
          </table:table-cell>
          <table:table-cell office:value-type="string" table:style-name="ce1">
            <text:p>R$ 10.237.334.34</text:p>
          </table:table-cell>
          <table:table-cell office:value-type="float" office:value="1023733434" table:style-name="ce3">
            <text:p>1023733434</text:p>
          </table:table-cell>
          <table:table-cell office:value-type="float" office:value="47.670409859661831" table:formula="of:=([.D11]/[.$D$2])*100" table:style-name="ce4">
            <text:p>47.67</text:p>
          </table:table-cell>
          <table:table-cell office:value-type="string" table:style-name="ce3">
            <text:p>hsl(47, 80%, 60%)</text:p>
          </table:table-cell>
          <table:table-cell table:style-name="ce4"/>
          <table:table-cell office:value-type="string" table:style-name="ce3">
            <text:p>180547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S INTRA.ORCAMENTARIAS: OUTRAS REC.COR</text:p>
          </table:table-cell>
          <table:table-cell office:value-type="string" table:style-name="ce1">
            <text:p>R$ 9.877.334.65</text:p>
          </table:table-cell>
          <table:table-cell office:value-type="float" office:value="987733465" table:style-name="ce3">
            <text:p>987733465</text:p>
          </table:table-cell>
          <table:table-cell office:value-type="float" office:value="45.994062072074456" table:formula="of:=([.D12]/[.$D$2])*100" table:style-name="ce4">
            <text:p>45.99</text:p>
          </table:table-cell>
          <table:table-cell office:value-type="string" table:style-name="ce3">
            <text:p>hsl(45, 80%, 60%)</text:p>
          </table:table-cell>
          <table:table-cell table:style-name="ce4"/>
          <table:table-cell office:value-type="string" table:style-name="ce3">
            <text:p>180547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OUTRAS RECEITAS CORRENTES</text:p>
          </table:table-cell>
          <table:table-cell office:value-type="string" table:style-name="ce1">
            <text:p>R$ 8.223.667.78</text:p>
          </table:table-cell>
          <table:table-cell office:value-type="float" office:value="822366778" table:style-name="ce3">
            <text:p>822366778</text:p>
          </table:table-cell>
          <table:table-cell office:value-type="float" office:value="38.293719888638051" table:formula="of:=([.D13]/[.$D$2])*100" table:style-name="ce4">
            <text:p>38.29</text:p>
          </table:table-cell>
          <table:table-cell office:value-type="string" table:style-name="ce3">
            <text:p>hsl(38, 80%, 60%)</text:p>
          </table:table-cell>
          <table:table-cell table:style-name="ce4"/>
          <table:table-cell office:value-type="string" table:style-name="ce3">
            <text:p>166614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OPERACOES DE CREDITO</text:p>
          </table:table-cell>
          <table:table-cell office:value-type="string" table:style-name="ce1">
            <text:p>R$ 8.654.112.34</text:p>
          </table:table-cell>
          <table:table-cell office:value-type="float" office:value="865411234" table:style-name="ce3">
            <text:p>865411234</text:p>
          </table:table-cell>
          <table:table-cell office:value-type="float" office:value="40.298096019725882" table:formula="of:=([.D14]/[.$D$2])*100" table:style-name="ce4">
            <text:p>40.30</text:p>
          </table:table-cell>
          <table:table-cell office:value-type="string" table:style-name="ce3">
            <text:p>hsl(38, 80%, 60%)</text:p>
          </table:table-cell>
          <table:table-cell table:style-name="ce4"/>
          <table:table-cell office:value-type="string" table:style-name="ce3">
            <text:p>13049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AMORTIZACAO DE EMPRESTIMOS</text:p>
          </table:table-cell>
          <table:table-cell office:value-type="string" table:style-name="ce1">
            <text:p>R$ 8.234.221.99</text:p>
          </table:table-cell>
          <table:table-cell office:value-type="float" office:value="823422199" table:style-name="ce3">
            <text:p>823422199</text:p>
          </table:table-cell>
          <table:table-cell office:value-type="float" office:value="38.342865838133818" table:formula="of:=([.D15]/[.$D$2])*100" table:style-name="ce4">
            <text:p>38.34</text:p>
          </table:table-cell>
          <table:table-cell office:value-type="string" table:style-name="ce3">
            <text:p>hsl(38, 80%, 60%)</text:p>
          </table:table-cell>
          <table:table-cell table:style-name="ce4"/>
          <table:table-cell office:value-type="string" table:style-name="ce3">
            <text:p>10386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AGROPECUARIA</text:p>
          </table:table-cell>
          <table:table-cell office:value-type="string" table:style-name="ce1">
            <text:p>R$ 7.456.332.96</text:p>
          </table:table-cell>
          <table:table-cell office:value-type="float" office:value="745633296" table:style-name="ce3">
            <text:p>745633296</text:p>
          </table:table-cell>
          <table:table-cell office:value-type="float" office:value="34.720605623329234" table:formula="of:=([.D16]/[.$D$2])*100" table:style-name="ce4">
            <text:p>34.72</text:p>
          </table:table-cell>
          <table:table-cell office:value-type="string" table:style-name="ce3">
            <text:p>hsl(34, 80%, 60%)</text:p>
          </table:table-cell>
          <table:table-cell table:style-name="ce4"/>
          <table:table-cell office:value-type="string" table:style-name="ce3">
            <text:p>62753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TRANSFERÊNCIAS DE CAPITAL</text:p>
          </table:table-cell>
          <table:table-cell office:value-type="string" table:style-name="ce1">
            <text:p>R$ 6.808.331.23</text:p>
          </table:table-cell>
          <table:table-cell office:value-type="float" office:value="680833123" table:style-name="ce3">
            <text:p>680833123</text:p>
          </table:table-cell>
          <table:table-cell office:value-type="float" office:value="31.703168951541301" table:formula="of:=([.D17]/[.$D$2])*100" table:style-name="ce4">
            <text:p>31.70</text:p>
          </table:table-cell>
          <table:table-cell office:value-type="string" table:style-name="ce3">
            <text:p>hsl(31, 80%, 60%)</text:p>
          </table:table-cell>
          <table:table-cell table:style-name="ce4"/>
          <table:table-cell office:value-type="string" table:style-name="ce3">
            <text:p>622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AGROPECUÁRIA</text:p>
          </table:table-cell>
          <table:table-cell office:value-type="string" table:style-name="ce1">
            <text:p>R$ 3.121.445.55</text:p>
          </table:table-cell>
          <table:table-cell office:value-type="float" office:value="312144555" table:style-name="ce3">
            <text:p>312144555</text:p>
          </table:table-cell>
          <table:table-cell office:value-type="float" office:value="14.535091243597847" table:formula="of:=([.D18]/[.$D$2])*100" table:style-name="ce4">
            <text:p>14.54</text:p>
          </table:table-cell>
          <table:table-cell office:value-type="string" table:style-name="ce3">
            <text:p>hsl(14, 80%, 60%)</text:p>
          </table:table-cell>
          <table:table-cell table:style-name="ce4"/>
          <table:table-cell office:value-type="string" table:style-name="ce3">
            <text:p>2856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DE CONTRIBUIÇÕES</text:p>
          </table:table-cell>
          <table:table-cell office:value-type="string" table:style-name="ce1">
            <text:p>R$ 1.343.112.76</text:p>
          </table:table-cell>
          <table:table-cell office:value-type="float" office:value="134311276" table:style-name="ce3">
            <text:p>134311276</text:p>
          </table:table-cell>
          <table:table-cell office:value-type="float" office:value="6.2542390070012708" table:formula="of:=([.D19]/[.$D$2])*100" table:style-name="ce4">
            <text:p>6.25</text:p>
          </table:table-cell>
          <table:table-cell office:value-type="string" table:style-name="ce3">
            <text:p>hsl(6, 80%, 60%)</text:p>
          </table:table-cell>
          <table:table-cell table:style-name="ce4"/>
          <table:table-cell office:value-type="string" table:style-name="ce3">
            <text:p>26459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INDUSTRIAL</text:p>
          </table:table-cell>
          <table:table-cell office:value-type="string" table:style-name="ce1">
            <text:p>R$ 1.665.232.09</text:p>
          </table:table-cell>
          <table:table-cell office:value-type="float" office:value="166523209" table:style-name="ce3">
            <text:p>166523209</text:p>
          </table:table-cell>
          <table:table-cell office:value-type="float" office:value="7.7541959269214686" table:formula="of:=([.D20]/[.$D$2])*100" table:style-name="ce4">
            <text:p>7.75</text:p>
          </table:table-cell>
          <table:table-cell office:value-type="string" table:style-name="ce3">
            <text:p>hsl(5, 80%, 60%)</text:p>
          </table:table-cell>
          <table:table-cell table:style-name="ce4"/>
          <table:table-cell office:value-type="string" table:style-name="ce3">
            <text:p>26459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 DE CONTRIBUICOES</text:p>
          </table:table-cell>
          <table:table-cell office:value-type="string" table:style-name="ce1">
            <text:p>R$ 675.909.07</text:p>
          </table:table-cell>
          <table:table-cell office:value-type="float" office:value="67590907" table:style-name="ce3">
            <text:p>67590907</text:p>
          </table:table-cell>
          <table:table-cell office:value-type="float" office:value="3.1473879160971956" table:formula="of:=([.D21]/[.$D$2])*100" table:style-name="ce4">
            <text:p>3.15</text:p>
          </table:table-cell>
          <table:table-cell office:value-type="string" table:style-name="ce3">
            <text:p>hsl(3, 80%, 60%)</text:p>
          </table:table-cell>
          <table:table-cell table:style-name="ce4"/>
          <table:table-cell office:value-type="string" table:style-name="ce3">
            <text:p>-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OLFO</text:p>
          </table:table-cell>
          <table:table-cell office:value-type="string" table:style-name="ce3">
            <text:p>RECEITAS DE CONTRIBUICOES.INTRA.ORCAMENTARIA</text:p>
          </table:table-cell>
          <table:table-cell office:value-type="string" table:style-name="ce1">
            <text:p>R$ 675.211.34</text:p>
          </table:table-cell>
          <table:table-cell office:value-type="float" office:value="67521134" table:style-name="ce3">
            <text:p>67521134</text:p>
          </table:table-cell>
          <table:table-cell office:value-type="float" office:value="3.1441389184610218" table:formula="of:=([.D22]/[.$D$2])*100" table:style-name="ce4">
            <text:p>3.14</text:p>
          </table:table-cell>
          <table:table-cell office:value-type="string" table:style-name="ce3">
            <text:p>hsl(2, 80%, 60%)</text:p>
          </table:table-cell>
          <table:table-cell table:style-name="ce4"/>
          <table:table-cell office:value-type="string" table:style-name="ce3">
            <text:p>-2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rlos Mauricio Gomes</dc:creator>
    <meta:creation-date>2020-04-20T17:35:56Z</meta:creation-date>
    <dc:date>2022-07-07T19:17:39Z</dc:date>
    <meta:editing-cycles>15</meta:editing-cycles>
    <meta:editing-duration>PT1551S</meta:editing-duration>
  </office:meta>
</office:document-meta>
</file>